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11" style:family="paragraph" style:parent-style-name="Standard" style:list-style-name="L3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fo:font-weight="bold" style:font-size-asian="9pt" style:font-weight-asian="bold" style:font-size-complex="9pt" style:font-weight-complex="bold"/>
    </style:style>
    <style:style style:name="P14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 style:list-style-name="L3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normal" style:font-weight-asian="normal" style:font-weight-complex="normal"/>
    </style:style>
    <style:style style:name="P17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19" style:family="paragraph" style:parent-style-name="Standard" style:list-style-name="L4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normal" style:font-weight-complex="normal"/>
    </style:style>
    <style:style style:name="P20" style:family="paragraph" style:parent-style-name="Standard" style:list-style-name="L4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111111" style:font-name="Gabriola1" fo:font-size="10.5pt" fo:letter-spacing="normal" fo:font-style="normal"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/text:p>
      <text:list xml:id="list5551860731014373655" text:style-name="L1">
        <text:list-item>
          <text:p text:style-name="P10">250 g de farine T65</text:p>
        </text:list-item>
        <text:list-item>
          <text:p text:style-name="P10">4 g de sel</text:p>
        </text:list-item>
        <text:list-item>
          <text:p text:style-name="P10">100 g levain liquide</text:p>
        </text:list-item>
        <text:list-item>
          <text:p text:style-name="P10">140 g eau TB 75°C</text:p>
        </text:list-item>
      </text:list>
      <text:p text:style-name="P2"/>
      <text:p text:style-name="P2"/>
      <text:p text:style-name="P2"/>
      <text:p text:style-name="P2">Rafraîchis :</text:p>
      <text:p text:style-name="P13">Liquide :</text:p>
      <text:list xml:id="list982556791932832726" text:style-name="L2">
        <text:list-item>
          <text:p text:style-name="P14">50 g de levain</text:p>
        </text:list-item>
        <text:list-item>
          <text:p text:style-name="P14">50 g de farine</text:p>
        </text:list-item>
        <text:list-item>
          <text:p text:style-name="P16"><text:span text:style-name="T1">50 g eau TB 40</text:span><text:span text:style-name="T2">°C</text:span></text:p>
        </text:list-item>
      </text:list>
      <text:p text:style-name="P4">Pâteux :</text:p>
      <text:list xml:id="list5499565384460843236" text:style-name="L3">
        <text:list-item>
          <text:p text:style-name="P15">100 g de levain</text:p>
        </text:list-item>
        <text:list-item>
          <text:p text:style-name="P15">100 g de farine</text:p>
        </text:list-item>
        <text:list-item>
          <text:p text:style-name="P11">50 g eau TB 40°C</text:p>
        </text:list-item>
      </text:list>
      <text:p text:style-name="P2"/>
      <text:p text:style-name="P5">Laisser reposer au moins 6h à température ambiante.</text:p>
      <text:p text:style-name="P5">Si le levain tranche (phases différentes), alors il est trop acide et a besoin d'un rafraîchi.</text:p>
      <text:p text:style-name="P2"/>
      <text:p text:style-name="P2">Étapes :</text:p>
      <text:p text:style-name="P6"/>
      <text:list xml:id="list8574975333693696405" text:style-name="L4">
        <text:list-item>
          <text:p text:style-name="P19">Mettre les ingrédients dans un grand saladier en veillant à ne pas mettre le sel et le levain directement en contact</text:p>
          <text:list>
            <text:list-item>
              <text:p text:style-name="P19">Pétrissage manuel : Mélanger les ingrédients jusqu'à obtenir un mélange homogène (frasage). Laisser reposer pendant 20 min, puis terminer le pétrissage. </text:p>
            </text:list-item>
            <text:list-item>
              <text:p text:style-name="P20">Pétrissage mécanique : Pétrir pendant 4 min à vitesse lente, puis terminer par un pétrissage plus rapide pendant 6 min </text:p>
            </text:list-item>
          </text:list>
        </text:list-item>
      </text:list>
      <text:p text:style-name="P7"/>
      <text:list xml:id="list37681471" text:continue-numbering="true" text:style-name="L4">
        <text:list-item>
          <text:p text:style-name="P19">Pointage en masse pendant 3h à température ambiante. Faire un repli pour redonner du corps à la pâte, puis continuer par un pointage à 5°C pendant 8h. </text:p>
          <text:p text:style-name="P19"/>
        </text:list-item>
        <text:list-item>
          <text:p text:style-name="P19">Diviser, puis façonner les pâtons selon la forme désirée. Apprêter pendant 45 min à température ambiante, puis enfourner sur une pierre réfractaire à 250°C pendant 25 min. <text:s/>Il est important d'avoir un taux d'humidité important dans le four avant enfournement, on peut utiliser le lèche-frite ou un bol rempli d'eau dans le bas du four. </text:p>
          <text:p text:style-name="P19"/>
        </text:list-item>
        <text:list-item>
          <text:p text:style-name="P19">Laisser ressuer le pain sur une grille.</text:p>
        </text:list-item>
      </text:list>
      <text:p text:style-name="P7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Le Pain Et Son Leva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2-12-25T17:43:11.87</dc:date>
    <dc:creator>Aurélien Lecerf</dc:creator>
    <meta:editing-duration>PT7H19M58S</meta:editing-duration>
    <meta:editing-cycles>13</meta:editing-cycles>
    <meta:generator>OpenOffice/4.1.10$Win32 OpenOffice.org_project/4110m2$Build-9807</meta:generator>
    <meta:document-statistic meta:table-count="0" meta:image-count="0" meta:object-count="0" meta:page-count="1" meta:paragraph-count="25" meta:word-count="250" meta:character-count="1314"/>
  </office:meta>
</office:document-meta>
</file>